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600000116EDA83DE93C0EE5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014in" style:rel-column-width="16659*"/>
    </style:style>
    <style:style style:name="Table1.B" style:family="table-column">
      <style:table-column-properties style:column-width="4.9917in" style:rel-column-width="48876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9179*"/>
    </style:style>
    <style:style style:name="Table2.B" style:family="table-column">
      <style:table-column-properties style:column-width="4.6264in" style:rel-column-width="45299*"/>
    </style:style>
    <style:style style:name="Table2.C" style:family="table-column">
      <style:table-column-properties style:column-width="1.1292in" style:rel-column-width="11057*"/>
    </style:style>
    <style:style style:name="Table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ff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 style:data-style-name="N0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P7" style:family="paragraph" style:parent-style-name="Mobica_20_Table_20_Header_20_Left">
      <style:text-properties officeooo:rsid="00048948" officeooo:paragraph-rsid="00048948"/>
    </style:style>
    <style:style style:name="P8" style:family="paragraph" style:parent-style-name="Mobica_20_Table_20_Header_20_Left">
      <style:text-properties officeooo:rsid="00e494f7" officeooo:paragraph-rsid="00e494f7"/>
    </style:style>
    <style:style style:name="P9" style:family="paragraph" style:parent-style-name="Mobica_20_Table_20_Header_20_Left">
      <style:text-properties officeooo:rsid="0103a0f5" officeooo:paragraph-rsid="0103a0f5"/>
    </style:style>
    <style:style style:name="P10" style:family="paragraph" style:parent-style-name="Mobica_20_Table_20_Header_20_Left">
      <style:text-properties officeooo:rsid="010ba1d9" officeooo:paragraph-rsid="010ba1d9"/>
    </style:style>
    <style:style style:name="P11" style:family="paragraph" style:parent-style-name="Mobica_20_Table_20_Header_20_Left">
      <style:text-properties officeooo:rsid="0151afbe" officeooo:paragraph-rsid="0151afbe"/>
    </style:style>
    <style:style style:name="P12" style:family="paragraph" style:parent-style-name="Mobica_20_Heading_20_1">
      <style:text-properties officeooo:rsid="00e494f7" officeooo:paragraph-rsid="00e494f7"/>
    </style:style>
    <style:style style:name="P13" style:family="paragraph" style:parent-style-name="Mobica_20_Table_20_Cell">
      <style:text-properties officeooo:rsid="00e494f7" officeooo:paragraph-rsid="00e494f7"/>
    </style:style>
    <style:style style:name="P14" style:family="paragraph" style:parent-style-name="Mobica_20_Table_20_Cell">
      <style:text-properties officeooo:rsid="0151afbe" officeooo:paragraph-rsid="0151afbe"/>
    </style:style>
    <style:style style:name="P15" style:family="paragraph" style:parent-style-name="Mobica_20_Table_20_Cell">
      <style:text-properties officeooo:rsid="02246ebd" officeooo:paragraph-rsid="02246ebd"/>
    </style:style>
    <style:style style:name="P16" style:family="paragraph" style:parent-style-name="Mobica_20_Table_20_Cell">
      <style:text-properties officeooo:rsid="015405f9" officeooo:paragraph-rsid="015405f9"/>
    </style:style>
    <style:style style:name="P17" style:family="paragraph" style:parent-style-name="Mobica_20_Table_20_Cell">
      <style:text-properties officeooo:rsid="01e46a06" officeooo:paragraph-rsid="01e46a06"/>
    </style:style>
    <style:style style:name="P18" style:family="paragraph" style:parent-style-name="Mobica_20_Table_20_Header">
      <style:paragraph-properties fo:text-align="end" style:justify-single-word="false"/>
      <style:text-properties officeooo:rsid="0116c48f" officeooo:paragraph-rsid="0116c48f"/>
    </style:style>
    <style:style style:name="P19" style:family="paragraph" style:parent-style-name="Mobica_20_Table_20_Header">
      <style:paragraph-properties fo:text-align="end" style:justify-single-word="false"/>
      <style:text-properties officeooo:rsid="01455bc2"/>
    </style:style>
    <style:style style:name="P20" style:family="paragraph" style:parent-style-name="Mobica_20_Table_20_Header">
      <style:text-properties officeooo:rsid="02609c70" officeooo:paragraph-rsid="02609c70"/>
    </style:style>
    <style:style style:name="P21" style:family="paragraph" style:parent-style-name="Mobica_20_Table_20_Header">
      <loext:graphic-properties draw:fill="solid" draw:fill-color="#99ccff" draw:opacity="100%"/>
      <style:paragraph-properties fo:background-color="#99ccff"/>
      <style:text-properties officeooo:rsid="02609c70" officeooo:paragraph-rsid="02609c70"/>
    </style:style>
    <style:style style:name="P22" style:family="paragraph" style:parent-style-name="Mobica_20_Table_20_Header">
      <style:paragraph-properties fo:text-align="end" style:justify-single-word="false"/>
      <style:text-properties officeooo:rsid="02609c70" officeooo:paragraph-rsid="02609c70"/>
    </style:style>
    <style:style style:name="P23" style:family="paragraph" style:parent-style-name="Mobica_20_Heading_20_2">
      <style:text-properties officeooo:rsid="02609c70" officeooo:paragraph-rsid="02609c70"/>
    </style:style>
    <style:style style:name="P24" style:family="paragraph" style:parent-style-name="Mobica_20_Table_20_Cell">
      <style:text-properties fo:font-variant="normal" fo:text-transform="none" style:font-name="Verdana1" fo:font-size="10pt" fo:font-style="normal" fo:font-weight="normal" officeooo:rsid="01da28b2" officeooo:paragraph-rsid="02212de2"/>
    </style:style>
    <style:style style:name="P25" style:family="paragraph" style:parent-style-name="Mobica_20_Default" style:list-style-name="L1">
      <style:text-properties officeooo:rsid="012f65de" officeooo:paragraph-rsid="01199736"/>
    </style:style>
    <style:style style:name="T1" style:family="text">
      <style:text-properties fo:color="#333333" style:font-name="Verdana2" fo:font-size="8pt" style:font-name-asian="Verdana2" style:font-size-asian="8pt" style:font-name-complex="Verdana2"/>
    </style:style>
    <style:style style:name="T2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T3" style:family="text">
      <style:text-properties officeooo:rsid="01ffaabb"/>
    </style:style>
    <style:style style:name="T4" style:family="text">
      <style:text-properties officeooo:rsid="010cf7fd"/>
    </style:style>
    <style:style style:name="T5" style:family="text">
      <style:text-properties officeooo:rsid="0151afbe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Mobica CERA Sprint Commitment (WW19-WW20)</text:titl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lient</text:p>
          </table:table-cell>
          <table:table-cell table:style-name="Table1.B1" office:value-type="string">
            <text:p text:style-name="Mobica_20_Table_20_Cell"/>
          </table:table-cell>
        </table:table-row>
        <table:table-row>
          <table:table-cell table:style-name="Table1.A2" office:value-type="string">
            <text:p text:style-name="P7">Project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Sprint Weeks</text:p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Sprint Duration</text:p>
          </table:table-cell>
          <table:table-cell table:style-name="Table1.B5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0"><text:span text:style-name="T4">Sprint </text:span>Workdays</text:p>
          </table:table-cell>
          <table:table-cell table:style-name="Table1.B5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1">Report Author</text:p>
          </table:table-cell>
          <table:table-cell table:style-name="Table1.B6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8">Report <text:span text:style-name="T5">Date</text:span></text:p>
          </table:table-cell>
          <table:table-cell table:style-name="Table1.B7" office:value-type="string">
            <text:p text:style-name="P13"><text:date style:data-style-name="N121" text:date-value="2020-06-06T22:47:38.519993419">06.06.2020</text:date></text:p>
          </table:table-cell>
        </table:table-row>
      </table:table>
      <text:p text:style-name="P23">Heading Level 2</text:p>
      <text:list xml:id="list3533778711" text:style-name="L1">
        <text:list-item>
          <text:p text:style-name="P25"/>
        </text:list-item>
      </text:list>
      <text:p text:style-name="P23">Heading Level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Column 1</text:p>
            </table:table-cell>
            <table:table-cell table:style-name="Table2.A1" office:value-type="string">
              <text:p text:style-name="P20">Column 2</text:p>
            </table:table-cell>
            <table:table-cell table:style-name="Table2.C1" office:value-type="string">
              <text:p text:style-name="P22">Column 3</text:p>
            </table:table-cell>
          </table:table-row>
        </table:table-header-rows>
        <table:table-row>
          <table:table-cell table:style-name="Table2.A2" office:value-type="string">
            <text:p text:style-name="Standard"><text:a xlink:type="simple" xlink:href="https://openness.atlassian.net/browse/CERA-1242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245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2" office:value-type="string">
            <text:p text:style-name="Standard"><text:a xlink:type="simple" xlink:href="https://openness.atlassian.net/browse/CERA-1346" text:style-name="Internet_20_link" text:visited-style-name="Visited_20_Internet_20_Link"/></text:p>
          </table:table-cell>
          <table:table-cell table:style-name="Table2.A2" office:value-type="string">
            <text:p text:style-name="Mobica_20_Table_20_Cell"/>
          </table:table-cell>
          <table:table-cell table:style-name="Table2.C2" office:value-type="string">
            <text:p text:style-name="Mobica_20_Table_20_Cell"/>
          </table:table-cell>
        </table:table-row>
        <table:table-row>
          <table:table-cell table:style-name="Table2.A5" table:number-columns-spanned="2" office:value-type="string">
            <text:p text:style-name="P18">Total:</text:p>
          </table:table-cell>
          <table:covered-table-cell/>
          <table:table-cell table:style-name="Table2.C5" table:formula="ooow:SUM(&lt;C2:C4&gt;)" office:value-type="float" office:value="0">
            <text:p text:style-name="P19">0</text:p>
          </table:table-cell>
        </table:table-row>
      </table:table>
      <text:p text:style-name="Mobica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bica_20_Default" style:display-name="Mobica Default" style:family="paragraph" style:parent-style-name="Standard">
      <style:text-properties style:font-name="Verdana" fo:font-family="Verdana" style:font-style-name="Regular" style:font-family-generic="swiss" style:font-pitch="variable" fo:font-size="10pt" style:font-size-asian="10.5pt"/>
    </style:style>
    <style:style style:name="Mobica_20_Table" style:display-name="Mobica Table" style:family="paragraph" style:parent-style-name="Mobica_20_Default">
      <style:text-properties style:font-size-asian="10.5pt"/>
    </style:style>
    <style:style style:name="Mobica_20_Table_20_Header" style:display-name="Mobica Table Header" style:family="paragraph" style:parent-style-name="Mobica_20_Table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Header_20_Left" style:display-name="Mobica Table Header Left" style:family="paragraph" style:parent-style-name="Mobica_20_Table_20_Header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Cell" style:display-name="Mobica Table Cell" style:family="paragraph" style:parent-style-name="Mobica_20_Table">
      <loext:graphic-properties draw:fill="none" draw:fill-color="#729fcf"/>
      <style:paragraph-properties fo:margin-left="0.2362in" fo:margin-right="0in" fo:text-indent="-0.1575in" style:auto-text-indent="false" fo:background-color="transparent" style:writing-mode="page">
        <style:tab-stops/>
      </style:paragraph-properties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Mobica_20_Heading_20_1" style:display-name="Mobica Heading 1" style:family="paragraph" style:parent-style-name="Mobica_20_Default" style:next-style-name="Mobica_20_Default">
      <style:paragraph-properties fo:margin-top="0.1665in" fo:margin-bottom="0.1665in" loext:contextual-spacing="false"/>
      <style:text-properties fo:font-size="14pt" fo:font-weight="bold" style:font-size-asian="10.5pt"/>
    </style:style>
    <style:style style:name="Mobica_20_Heading_20_2" style:display-name="Mobica Heading 2" style:family="paragraph" style:parent-style-name="Mobica_20_Default" style:next-style-name="Mobica_20_Default">
      <style:paragraph-properties fo:margin-top="0.2457in" fo:margin-bottom="0.0783in" loext:contextual-spacing="false"/>
      <style:text-properties fo:font-size="12pt" fo:font-weight="bold" style:font-size-asian="10.5pt"/>
    </style:style>
    <style:style style:name="Mobica_20_Table_20_Header_20_Risk_20_High" style:display-name="Mobica Table Header Risk High" style:family="paragraph" style:parent-style-name="Mobica_20_Table_20_Header">
      <loext:graphic-properties draw:fill="solid" draw:fill-color="#ff0000" draw:opacity="100%"/>
      <style:paragraph-properties fo:background-color="#ff0000"/>
    </style:style>
    <style:style style:name="Mobica_20_Table_20_Header_20_Risk_20_Medium" style:display-name="Mobica Table Header Risk Medium" style:family="paragraph" style:parent-style-name="Mobica_20_Table_20_Header">
      <loext:graphic-properties draw:fill="solid" draw:fill-color="#ffcc00" draw:opacity="100%"/>
      <style:paragraph-properties fo:background-color="#ffcc00"/>
    </style:style>
    <style:style style:name="Mobica_20_Table_20_Header_20_Risk_20_Low" style:display-name="Mobica Table Header Risk Low" style:family="paragraph" style:parent-style-name="Mobica_20_Table_20_Header">
      <loext:graphic-properties draw:fill="solid" draw:fill-color="#66cc00" draw:opacity="100%"/>
      <style:paragraph-properties fo:background-color="#66cc00"/>
    </style:style>
    <style:style style:name="Mobica_20_Table_20_Header_20_Right" style:display-name="Mobica Table Header Right" style:family="paragraph" style:parent-style-name="Mobica_20_Table_20_Header">
      <style:paragraph-properties fo:text-align="end" style:justify-single-word="false"/>
    </style:style>
    <style:style style:name="Mobica_20_Table_20_Cell_20_Right" style:display-name="Mobica Table Cell Right" style:family="paragraph" style:parent-style-name="Mobica_20_Table_20_Cell">
      <style:paragraph-properties fo:text-align="end" style:justify-single-word="false"/>
    </style:style>
    <style:style style:name="Mobica_20_Table_20_Header_20_Major" style:display-name="Mobica Table Header Major" style:family="paragraph" style:parent-style-name="Mobica_20_Table_20_Header">
      <style:text-properties fo:font-size="10.5pt" style:font-size-asian="10.5pt"/>
    </style:style>
    <style:style style:name="Mobica_20_Table_20_Header_20_Minor" style:display-name="Mobica Table Header Minor" style:family="paragraph" style:parent-style-name="Mobica_20_Table_20_Header">
      <loext:graphic-properties draw:fill="none" draw:fill-color="#729fcf"/>
      <style:paragraph-properties fo:margin-left="0.1965in" fo:margin-right="0in" fo:text-indent="0in" style:auto-text-indent="false" fo:background-color="transparent"/>
    </style:style>
    <style:style style:name="Mobica_20_Table_20_Cell_20_List" style:display-name="Mobica Table Cell List" style:family="paragraph" style:parent-style-name="Mobica_20_Table_20_Cell" style:list-style-name="List_20_1"/>
    <style:style style:name="Mobica_20_Table_20_Cell_20_Indent" style:display-name="Mobica Table Cell Indent" style:family="paragraph" style:parent-style-name="Mobica_20_Table_20_Cell">
      <style:paragraph-properties fo:margin-left="0.1965in" fo:margin-right="0in" fo:text-indent="0in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Mobica_20_Important" style:display-name="Mobica Important" style:family="paragraph" style:parent-style-name="Mobica_20_Default" style:next-style-name="Mobica_20_Default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fo:font-size="10pt" officeooo:rsid="001b5d5e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obica_20_Table_20_Cell_20_List" style:display-name="Mobica Table Cell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575in" fo:margin-left="0.2362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M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M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25748a5" style:font-name-asian="Verdana2" style:font-size-asian="8pt" style:font-name-complex="Verdana2"/>
    </style:style>
    <style:style style:name="M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M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MP6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MT1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MT2" style:family="text">
      <style:text-properties fo:color="#333333" style:font-name="Verdana2" fo:font-size="8pt" style:font-name-asian="Verdana2" style:font-size-asian="8pt" style:font-name-complex="Verdana2"/>
    </style:style>
    <style:style style:name="MT3" style:family="text">
      <style:text-properties officeooo:rsid="01ffaabb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3" text:anchor-type="as-char" svg:width="1.0563in" svg:height="1.0563in" draw:z-index="0"><draw:image xlink:href="Pictures/100000000000011600000116EDA83DE93C0EE539.jpg" xlink:type="simple" xlink:show="embed" xlink:actuate="onLoad" loext:mime-type="image/jpeg"/></draw:frame></text:p>
      </style:header-first>
      <style:footer>
        <text:p text:style-name="MP1"><text:span text:style-name="MT1"><text:title>Mobica CERA Sprint Commitment (WW19-WW20)</text:title></text:span><text:span text:style-name="MT2"><text:tab/><text:tab/>Page </text:span><text:page-number text:select-page="current">0</text:page-number><text:span text:style-name="MT2"><text:s/>of </text:span><text:page-count style:num-format="1">1</text:page-count></text:p>
        <text:p text:style-name="MP2"><text:span text:style-name="MT2">Date: </text:span><text:span text:style-name="MT2"><text:date style:data-style-name="N121" text:date-value="2020-06-06T22:47:38.509304607">06.06.2020</text:date></text:span></text:p>
        <text:p text:style-name="MP3">Copyright © <text:date style:data-style-name="N10121" text:date-value="2020-06-06T22:47:38.509494457">2020</text:date><text:span text:style-name="MT3"><text:s/></text:span>Mobica Ltd</text:p>
      </style:footer>
      <style:footer-first>
        <text:p text:style-name="MP4"><text:span text:style-name="MT1"><text:title>Mobica CERA Sprint Commitment (WW19-WW20)</text:title></text:span><text:span text:style-name="MT2"><text:tab/><text:tab/>Page </text:span><text:page-number text:select-page="current">1</text:page-number><text:span text:style-name="MT2"><text:s/>of </text:span><text:page-count style:num-format="1">1</text:page-count></text:p>
        <text:p text:style-name="MP5"><text:span text:style-name="MT2">Date: </text:span><text:span text:style-name="MT2"><text:date style:data-style-name="N121" text:date-value="2020-06-06T22:47:38.510748599">06.06.2020</text:date></text:span></text:p>
        <text:p text:style-name="MP6">Copyright © <text:date style:data-style-name="N10121" text:date-value="2020-06-06T22:47:38.511175448">2020</text:date><text:s/>Mobica Ltd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1:07:04.674234112</meta:creation-date>
    <meta:generator>LibreOffice/6.0.7.3$Linux_X86_64 LibreOffice_project/00m0$Build-3</meta:generator>
    <dc:date>2020-06-06T22:47:38.404753069</dc:date>
    <meta:editing-duration>P7DT13H49M1S</meta:editing-duration>
    <meta:editing-cycles>368</meta:editing-cycles>
    <dc:title>Mobica CERA Sprint Commitment (WW19-WW20)</dc:title>
    <meta:document-statistic meta:table-count="2" meta:image-count="1" meta:object-count="0" meta:page-count="1" meta:paragraph-count="24" meta:word-count="65" meta:character-count="386" meta:non-whitespace-character-count="342"/>
  </office:meta>
</office:document-meta>
</file>